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1000000B8A3E59788A01B51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4.897cm" fo:min-width="12.296cm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4.733cm" fo:min-width="12.296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241cm" fo:min-width="12.296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241cm" fo:min-width="12.296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557cm" fo:min-width="12.296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1.77cm" fo:min-width="25.198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683cm" fo:min-width="14.374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683cm" fo:min-width="13.63cm" fo:padding-top="0cm" fo:padding-bottom="0cm" fo:padding-left="0cm" fo:padding-right="0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241cm" fo:min-width="18.897cm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415cm" fo:min-width="12.447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48cm" fo:min-width="14.309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5.106cm" fo:min-width="14.176cm" fo:padding-top="0cm" fo:padding-bottom="0cm" fo:padding-left="0cm" fo:padding-right="0cm" fo:wrap-option="wrap"/>
    </style:style>
    <style:style style:name="pr1" style:family="presentation" style:parent-style-name="Title_20_Only-notes">
      <style:graphic-properties draw:fill-color="#ffffff" fo:min-height="13.364cm"/>
    </style:style>
    <style:style style:name="pr2" style:family="presentation" style:parent-style-name="Title_2c__20_2_20_Conten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02cm" fo:margin-bottom="0cm" fo:line-height="90%" fo:text-align="start" fo:text-indent="0cm"/>
    </style:style>
    <style:style style:name="P6" style:family="paragraph">
      <loext:graphic-properties draw:fill="none"/>
      <style:paragraph-properties fo:margin-left="0cm" fo:margin-right="0cm" fo:margin-top="0.102cm" fo:margin-bottom="0cm" fo:line-height="90%" fo:text-align="start" fo:text-indent="0cm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.102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102cm" fo:margin-bottom="0cm" fo:line-height="90%" fo:text-align="start" fo:text-indent="0cm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.102cm" fo:margin-bottom="0cm" fo:line-height="100%" fo:text-align="start" fo:text-indent="0cm" style:font-independent-line-spacing="true"/>
      <style:text-properties fo:font-size="18pt"/>
    </style:style>
    <style:style style:name="P10" style:family="paragraph">
      <style:paragraph-properties fo:margin-left="0cm" fo:margin-right="0cm" fo:margin-top="0.152cm" fo:margin-bottom="0cm" fo:line-height="100%" fo:text-align="start" fo:text-indent="0cm"/>
    </style:style>
    <style:style style:name="P11" style:family="paragraph">
      <style:paragraph-properties fo:margin-left="0cm" fo:margin-right="0cm" fo:margin-top="0.051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.051cm" fo:margin-bottom="0cm" fo:line-height="100%" fo:text-align="start" fo:text-indent="0cm" style:font-independent-line-spacing="true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.051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.102cm" fo:margin-bottom="0cm" fo:line-height="100%" fo:text-align="start" fo:text-indent="0cm" style:font-independent-line-spacing="true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left="0cm" fo:margin-right="0cm" fo:margin-top="0.102cm" fo:margin-bottom="0cm" fo:line-height="100%" fo:text-align="start" fo:text-indent="0cm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.102cm" fo:margin-bottom="0cm" fo:line-height="100%" fo:text-align="start" fo:text-indent="0cm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66cc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" style:family="text">
      <style:text-properties fo:font-variant="normal" fo:text-transform="none" fo:color="#0066cc" style:text-line-through-style="none" style:text-line-through-type="none" style:text-position="0% 100%" style:font-name="Calibri1" fo:font-size="13pt" fo:letter-spacing="normal" fo:font-style="normal" style:text-underline-style="none" fo:font-weight="normal" fo:background-color="#ffff99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Calibri1" fo:font-size="13pt" fo:letter-spacing="normal" fo:font-style="normal" style:text-underline-style="none" fo:font-weight="normal" fo:background-color="#99ffff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7" style:family="text">
      <style:text-properties fo:font-variant="normal" fo:text-transform="none" fo:color="#0066cc" style:text-line-through-style="none" style:text-line-through-type="none" style:text-position="0% 100%" style:font-name="Calibri1" fo:font-size="13pt" fo:letter-spacing="normal" fo:font-style="normal" style:text-underline-style="none" fo:font-weight="normal" fo:background-color="#99ff66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text-position="0% 100%" style:font-name="Calibri1" fo:font-size="13pt" fo:letter-spacing="normal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Calibri1" fo:font-size="13pt" fo:letter-spacing="normal" fo:font-style="normal" style:text-underline-style="none" fo:font-weight="normal" fo:background-color="#ff9999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1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#ffff99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#99ff66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#99ffff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6" style:family="text">
      <style:text-properties fo:font-variant="normal" fo:text-transform="none" fo:color="#0066cc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7" style:family="text">
      <style:text-properties fo:font-variant="normal" fo:text-transform="none" fo:color="#0066cc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Arial1" fo:font-size="14pt" fo:letter-spacing="normal" fo:font-style="normal" style:text-underline-style="none" fo:font-weight="normal" fo:background-color="#ffff99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0" style:family="text">
      <style:text-properties fo:font-variant="normal" fo:text-transform="none" fo:color="#0066cc" style:text-line-through-style="none" style:text-line-through-type="none" style:text-position="0% 100%" style:font-name="Arial1" fo:font-size="14pt" fo:letter-spacing="normal" fo:font-style="normal" style:text-underline-style="none" fo:font-weight="normal" fo:background-color="#99ff66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1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2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ffff99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3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ff9999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4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99ffff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5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99ff66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6" style:family="text">
      <style:text-properties fo:font-variant="normal" fo:text-transform="none" fo:color="#0066cc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fff200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8" style:family="text">
      <style:text-properties fo:font-variant="normal" fo:text-transform="none" fo:color="#b2b2b2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9" style:family="text">
      <style:text-properties fo:font-variant="normal" fo:text-transform="none" fo:color="#0066cc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ffcc00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0" style:family="text">
      <style:text-properties fo:font-variant="normal" fo:text-transform="none" fo:color="#6666ff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2b2b2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66cc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fo:background-color="#ffff99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6cc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fo:background-color="#ffcc00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CustomShape 1" draw:style-name="gr1" draw:text-style-name="P2" draw:layer="layout" svg:width="25.197cm" svg:height="3.504cm" svg:x="0cm" svg:y="6.503cm">
          <text:p text:style-name="P1"><text:span text:style-name="T1">Ταυτόχρονος Προγραμματισμός</text:span><text:span text:style-name="T2"><text:line-break/></text:span><text:span text:style-name="T1">2η εργασί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382cm" svg:height="1.671cm" svg:x="2.032cm" svg:y="12.192cm">
          <text:p text:style-name="P3"><text:span text:style-name="T2">Καραμέλλιος Σωτήριος 2237</text:span></text:p>
          <text:p text:style-name="P3"><text:span text:style-name="T2">Χουλιαράς Ανδρέας 21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2_20_Content" presentation:presentation-page-layout-name="AL2T3">
        <draw:custom-shape draw:name="CustomShape 1" draw:style-name="gr1" draw:text-style-name="P2" draw:layer="layout" svg:width="25.197cm" svg:height="1.769cm" svg:x="1.4cm" svg:y="0.837cm">
          <text:p text:style-name="P1"><text:span text:style-name="T3">3.1 Αναγνώριση πρώτων αριθμώ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12.295cm" svg:height="14.896cm" svg:x="1.421cm" svg:y="3.138cm">
          <text:list text:style-name="L2">
            <text:list-header>
              <text:p text:style-name="P5"><text:span text:style-name="T4">struct t_args{</text:span></text:p>
              <text:p text:style-name="P5"><text:span text:style-name="T4"><text:tab/></text:span><text:span text:style-name="T4">int *number ;</text:span><text:span text:style-name="T4"><text:tab/></text:span></text:p>
              <text:p text:style-name="P5"><text:span text:style-name="T4"><text:tab/></text:span><text:span text:style-name="T4">int die ;</text:span><text:span text:style-name="T4"><text:tab/></text:span><text:span text:style-name="T4"><text:tab/></text:span></text:p>
              <text:p text:style-name="P5"><text:span text:style-name="T4">} </text:span></text:p>
            </text:list-header>
            <text:list-item>
              <text:p text:style-name="P5"><text:span text:style-name="T4">main(threads n){</text:span></text:p>
            </text:list-item>
            <text:list-item>
              <text:p text:style-name="P5"><text:span text:style-name="T4">p0: <text:s text:c="4"/>allocate_space(n);</text:span></text:p>
            </text:list-item>
            <text:list-item>
              <text:p text:style-name="P5"><text:span text:style-name="T4">p1: <text:s text:c="4"/>thread_create(n);</text:span></text:p>
            </text:list-item>
            <text:list-item>
              <text:p text:style-name="P5"><text:span text:style-name="T4">p2: <text:s text:c="4"/>get_number(num);</text:span></text:p>
            </text:list-item>
            <text:list-item>
              <text:p text:style-name="P5"><text:span text:style-name="T4">P3: <text:s text:c="4"/>while (num !=0){</text:span></text:p>
            </text:list-item>
            <text:list-item>
              <text:p text:style-name="P5"><text:span text:style-name="T4">P4:</text:span><text:span text:style-name="T4"><text:tab/></text:span><text:span text:style-name="T4"> <text:s text:c="5"/>lock(</text:span><text:span text:style-name="T5">mutex</text:span><text:span text:style-name="T4">);</text:span></text:p>
            </text:list-item>
            <text:list-item>
              <text:p text:style-name="P5"><text:span text:style-name="T4">p5: <text:s text:c="8"/>if(num_taken==0) wait(</text:span><text:span text:style-name="T6">taken</text:span><text:span text:style-name="T4">);</text:span></text:p>
            </text:list-item>
            <text:list-item>
              <text:p text:style-name="P5"><text:span text:style-name="T4">p6: <text:s text:c="8"/>checknum=num;</text:span></text:p>
            </text:list-item>
            <text:list-item>
              <text:p text:style-name="P5"><text:span text:style-name="T4">P7: <text:s text:c="8"/>num_taken=0;</text:span></text:p>
            </text:list-item>
            <text:list-item>
              <text:p text:style-name="P5"><text:span text:style-name="T4">P8: <text:s text:c="8"/>signal(</text:span><text:span text:style-name="T7">avail</text:span><text:span text:style-name="T4">);</text:span></text:p>
              <text:list>
                <text:list-item>
                  <text:p text:style-name="P5"><text:span text:style-name="T4">P9: <text:s text:c="8"/>unlock(</text:span><text:span text:style-name="T5">mutex</text:span><text:span text:style-name="T4">);</text:span></text:p>
                </text:list-item>
              </text:list>
            </text:list-item>
            <text:list-item>
              <text:p text:style-name="P5"><text:span text:style-name="T4">p10: <text:s text:c="7"/>get_number(num);</text:span></text:p>
            </text:list-item>
            <text:list-item>
              <text:p text:style-name="P5"><text:span text:style-name="T4">p11: <text:s text:c="3"/>}</text:span></text:p>
            </text:list-item>
            <text:list-item>
              <text:p text:style-name="P5"><text:span text:style-name="T4">p12: <text:s text:c="4"/>notify_workers_to_term(args.die=1);</text:span></text:p>
            </text:list-item>
            <text:list-item>
              <text:p text:style-name="P5"><text:span text:style-name="T4">p13: <text:s text:c="2"/>for(i=0;i&lt;n;i++){</text:span></text:p>
            </text:list-item>
            <text:list-item>
              <text:p text:style-name="P5"><text:span text:style-name="T4">P14: <text:s text:c="6"/>lock(</text:span><text:span text:style-name="T5">mutex</text:span><text:span text:style-name="T4">); </text:span></text:p>
            </text:list-item>
            <text:list-item>
              <text:p text:style-name="P5"><text:span text:style-name="T8">P15: <text:s text:c="6"/></text:span><text:span text:style-name="T4">signal(</text:span><text:span text:style-name="T7">avail</text:span><text:span text:style-name="T4">);wait(</text:span><text:span text:style-name="T9">reply</text:span><text:span text:style-name="T4">);</text:span></text:p>
            </text:list-item>
            <text:list-item>
              <text:p text:style-name="P5"><text:span text:style-name="T4">P16: <text:s text:c="6"/>unlock(</text:span><text:span text:style-name="T5">mutex</text:span><text:span text:style-name="T4">);</text:span></text:p>
            </text:list-item>
            <text:list-item>
              <text:p text:style-name="P5"><text:span text:style-name="T4">P17: <text:s text:c="2"/>}</text:span></text:p>
            </text:list-item>
            <text:list-item>
              <text:p text:style-name="P5"><text:span text:style-name="T4">p18: <text:s text:c="2"/>return 0;</text:span></text:p>
            </text:list-item>
            <text:list-item>
              <text:p text:style-name="P5"><text:span text:style-name="T4">P19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12.295cm" svg:height="14.732cm" svg:x="14.478cm" svg:y="3.048cm">
          <text:list text:style-name="L2">
            <text:list-header>
              <text:p text:style-name="P5"><text:span text:style-name="T10">Init vals: num_taken=1;</text:span></text:p>
              <text:p text:style-name="P5"><text:span text:style-name="T10">mutex,taken,avail,reply</text:span></text:p>
              <text:p text:style-name="P5"><text:span text:style-name="T10"/></text:p>
              <text:p text:style-name="P5"><text:span text:style-name="T10"/></text:p>
            </text:list-header>
            <text:list-item>
              <text:p text:style-name="P5"><text:span text:style-name="T10">worker(input){</text:span></text:p>
            </text:list-item>
            <text:list-item>
              <text:p text:style-name="P5"><text:span text:style-name="T10">p1: <text:s text:c="3"/>while(arg.die ==0 ){</text:span></text:p>
            </text:list-item>
            <text:list-item>
              <text:p text:style-name="P5"><text:span text:style-name="T10">P2: <text:s text:c="8"/>lock(</text:span><text:span text:style-name="T11">mutex</text:span><text:span text:style-name="T10">);</text:span></text:p>
            </text:list-item>
            <text:list-item>
              <text:p text:style-name="P5"><text:span text:style-name="T10">P3: <text:s text:c="8"/>while(num_taken==1){</text:span></text:p>
            </text:list-item>
            <text:list-item>
              <text:p text:style-name="P5"><text:span text:style-name="T10">P4: <text:s text:c="12"/>wait(</text:span><text:span text:style-name="T12">avail</text:span><text:span text:style-name="T10">);</text:span></text:p>
              <text:list>
                <text:list-item>
                  <text:p text:style-name="P5"><text:span text:style-name="T8">P5: <text:s text:c="14"/>if(arg.die==1) goto P14;</text:span></text:p>
                </text:list-item>
                <text:list-item>
                  <text:p text:style-name="P5"><text:span text:style-name="T4">P6: <text:s text:c="10"/>}</text:span></text:p>
                </text:list-item>
              </text:list>
            </text:list-item>
            <text:list-item>
              <text:p text:style-name="P5"><text:span text:style-name="T10">P7:</text:span><text:span text:style-name="T10"><text:tab/></text:span><text:span text:style-name="T10"> <text:s text:c="6"/>number= *(arg-&gt;num);</text:span></text:p>
            </text:list-item>
            <text:list-item>
              <text:p text:style-name="P5"><text:span text:style-name="T10">p8: <text:s text:c="9"/>num_taken=1;</text:span></text:p>
            </text:list-item>
            <text:list-item>
              <text:p text:style-name="P5"><text:span text:style-name="T10">P9: <text:s text:c="9"/>signal(</text:span><text:span text:style-name="T13">taken</text:span><text:span text:style-name="T10">);</text:span></text:p>
            </text:list-item>
            <text:list-item>
              <text:p text:style-name="P5"><text:span text:style-name="T10">P10: <text:s text:c="7"/>unlock(</text:span><text:span text:style-name="T11">mutex</text:span><text:span text:style-name="T10">);</text:span></text:p>
            </text:list-item>
            <text:list-item>
              <text:p text:style-name="P5"><text:span text:style-name="T10">P11: <text:s text:c="7"/>prime_test();</text:span></text:p>
            </text:list-item>
            <text:list-item>
              <text:p text:style-name="P5"><text:span text:style-name="T10">p12: <text:s text:c="7"/>print_result();</text:span></text:p>
            </text:list-item>
            <text:list-item>
              <text:p text:style-name="P5"><text:span text:style-name="T10">p13: <text:s text:c="3"/>}</text:span></text:p>
            </text:list-item>
            <text:list-item>
              <text:p text:style-name="P5"><text:span text:style-name="T14">P14: <text:s text:c="3"/></text:span><text:span text:style-name="T4">lock(</text:span><text:span text:style-name="T5">mutex</text:span><text:span text:style-name="T4">); </text:span></text:p>
            </text:list-item>
            <text:list-item>
              <text:p text:style-name="P5"><text:span text:style-name="T14">P15</text:span><text:span text:style-name="T8">: <text:s text:c="4"/></text:span><text:span text:style-name="T4">signal(</text:span><text:span text:style-name="T9">reply</text:span><text:span text:style-name="T4">);</text:span></text:p>
            </text:list-item>
            <text:list-item>
              <text:p text:style-name="P5"><text:span text:style-name="T4">P</text:span><text:span text:style-name="T10">16:</text:span><text:span text:style-name="T4"> <text:s text:c="4"/>unlock(</text:span><text:span text:style-name="T5">mutex</text:span><text:span text:style-name="T4">);</text:span></text:p>
            </text:list-item>
            <text:list-item>
              <text:p text:style-name="P5"><text:span text:style-name="T10">p17: <text:s text:c="3"/>return 0;</text:span></text:p>
            </text:list-item>
            <text:list-item>
              <text:p text:style-name="P7"><text:span text:style-name="T10">P18: <text:s/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2T3">
        <draw:custom-shape draw:name="CustomShape 1" draw:style-name="gr1" draw:text-style-name="P2" draw:layer="layout" svg:width="25.197cm" svg:height="1.769cm" svg:x="1.4cm" svg:y="0.837cm">
          <text:p text:style-name="P1"><text:span text:style-name="T15">3.2 Γέφυρα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12.295cm" svg:height="15.24cm" svg:x="1.4cm" svg:y="2.794cm">
          <text:list text:style-name="L2">
            <text:list-header>
              <text:p text:style-name="P7"><text:span text:style-name="T16">struct t_args{</text:span></text:p>
              <text:p text:style-name="P7"><text:span text:style-name="T16"><text:tab/></text:span><text:span text:style-name="T16">int cap;</text:span></text:p>
              <text:p text:style-name="P7"><text:span text:style-name="T16">}</text:span></text:p>
              <text:p text:style-name="P7"><text:span text:style-name="T17"/></text:p>
              <text:p text:style-name="P7"><text:span text:style-name="T18">bridge LENGTH defined as 5 by default</text:span></text:p>
              <text:p text:style-name="P7"><text:span text:style-name="T18"/></text:p>
            </text:list-header>
            <text:list-item>
              <text:p text:style-name="P7"><text:span text:style-name="T18">P0:Main(){</text:span></text:p>
            </text:list-item>
            <text:list-item>
              <text:p text:style-name="P7"><text:span text:style-name="T18">P1: <text:s text:c="4"/>while(1){</text:span></text:p>
            </text:list-item>
            <text:list-item>
              <text:p text:style-name="P7"><text:span text:style-name="T18">P2: <text:s text:c="7"/>c=getchar();</text:span></text:p>
            </text:list-item>
            <text:list-item>
              <text:p text:style-name="P7"><text:span text:style-name="T18">P3: <text:s text:c="7"/>if(c ==’b’){</text:span></text:p>
            </text:list-item>
            <text:list-item>
              <text:p text:style-name="P7"><text:span text:style-name="T18">P4: <text:s text:c="11"/>create_blue_thread();</text:span></text:p>
            </text:list-item>
            <text:list-item>
              <text:p text:style-name="P7"><text:span text:style-name="T18">P5:</text:span><text:span text:style-name="T18"><text:tab/></text:span><text:span text:style-name="T18"> <text:s text:c="7"/>lock(</text:span><text:span text:style-name="T19">mutex</text:span><text:span text:style-name="T18">);</text:span></text:p>
            </text:list-item>
            <text:list-item>
              <text:p text:style-name="P7"><text:span text:style-name="T18">P6:</text:span><text:span text:style-name="T18"><text:tab/></text:span><text:span text:style-name="T18"> <text:s text:c="7"/>blue_queue++;</text:span></text:p>
            </text:list-item>
            <text:list-item>
              <text:p text:style-name="P7"><text:span text:style-name="T18">P7:</text:span><text:span text:style-name="T18"><text:tab/></text:span><text:span text:style-name="T18"> <text:s text:c="7"/>unlock(</text:span><text:span text:style-name="T19">mutex</text:span><text:span text:style-name="T18">);</text:span></text:p>
            </text:list-item>
            <text:list-item>
              <text:p text:style-name="P7"><text:span text:style-name="T18">P8:</text:span><text:span text:style-name="T18"><text:tab/></text:span><text:span text:style-name="T18"> <text:s text:c="3"/>}</text:span></text:p>
            </text:list-item>
            <text:list-item>
              <text:p text:style-name="P7"><text:span text:style-name="T18">P9: <text:s text:c="7"/>else if(c ==’r’){</text:span></text:p>
            </text:list-item>
            <text:list-item>
              <text:p text:style-name="P7"><text:span text:style-name="T18">P10: <text:s text:c="9"/>create_red_thread();</text:span></text:p>
            </text:list-item>
            <text:list-item>
              <text:p text:style-name="P7"><text:span text:style-name="T18">P11:</text:span><text:span text:style-name="T18"><text:tab/></text:span><text:span text:style-name="T18"> <text:s text:c="7"/>lock(</text:span><text:span text:style-name="T19">mutex</text:span><text:span text:style-name="T18">);</text:span></text:p>
            </text:list-item>
            <text:list-item>
              <text:p text:style-name="P7"><text:span text:style-name="T18">P12:</text:span><text:span text:style-name="T18"><text:tab/></text:span><text:span text:style-name="T18"> <text:s text:c="7"/>red_queue++;</text:span></text:p>
            </text:list-item>
            <text:list-item>
              <text:p text:style-name="P7"><text:span text:style-name="T18">P13:</text:span><text:span text:style-name="T18"><text:tab/></text:span><text:span text:style-name="T18"> <text:s text:c="7"/>unlock(</text:span><text:span text:style-name="T19">mutex</text:span><text:span text:style-name="T18">);</text:span></text:p>
            </text:list-item>
            <text:list-item>
              <text:p text:style-name="P7"><text:span text:style-name="T18">P14:</text:span><text:span text:style-name="T18"><text:tab/></text:span><text:span text:style-name="T18"> <text:s text:c="3"/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12.295cm" svg:height="15.24cm" svg:x="14.373cm" svg:y="2.794cm">
          <text:list text:style-name="L2">
            <text:list-header>
              <text:p text:style-name="P7"><text:span text:style-name="T17">Init values: first=1, <text:s/></text:span></text:p>
              <text:p text:style-name="P7"><text:span text:style-name="T17">mutex, reply, passred, passblue</text:span></text:p>
              <text:p text:style-name="P7"><text:span text:style-name="T17"/></text:p>
              <text:p text:style-name="P7"><text:span text:style-name="T18">last is local var used for awakening the other side</text:span></text:p>
              <text:p text:style-name="P7"><text:span text:style-name="T18"/></text:p>
            </text:list-header>
            <text:list-item>
              <text:p text:style-name="P7"><text:span text:style-name="T18">P15: <text:s text:c="7"/>else if(c ==’q’){</text:span></text:p>
            </text:list-item>
            <text:list-item>
              <text:p text:style-name="P7"><text:span text:style-name="T18">P16: <text:s text:c="11"/>break;</text:span></text:p>
            </text:list-item>
            <text:list-item>
              <text:p text:style-name="P7"><text:span text:style-name="T18">P17: <text:s text:c="7"/>}</text:span></text:p>
            </text:list-item>
            <text:list-item>
              <text:p text:style-name="P7"><text:span text:style-name="T18">P18: <text:s text:c="7"/>sleep(1);</text:span></text:p>
            </text:list-item>
            <text:list-item>
              <text:p text:style-name="P7"><text:span text:style-name="T18">P19: <text:s text:c="3"/>}</text:span></text:p>
            </text:list-item>
            <text:list-item>
              <text:p text:style-name="P7"><text:span text:style-name="T18">P20: <text:s text:c="3"/>lock(</text:span><text:span text:style-name="T19">mutex</text:span><text:span text:style-name="T18">);</text:span></text:p>
            </text:list-item>
            <text:list-item>
              <text:p text:style-name="P7"><text:span text:style-name="T18">P21: <text:s text:c="3"/>if((red_queue != 0) || (blue_queue != 0)){</text:span></text:p>
            </text:list-item>
            <text:list-item>
              <text:p text:style-name="P7"><text:span text:style-name="T18">P22: <text:s text:c="7"/>end_of_input = 1;</text:span></text:p>
            </text:list-item>
            <text:list-item>
              <text:p text:style-name="P7"><text:span text:style-name="T18">P23: <text:s text:c="7"/>wait(</text:span><text:span text:style-name="T20">reply</text:span><text:span text:style-name="T18">);</text:span></text:p>
            </text:list-item>
            <text:list-item>
              <text:p text:style-name="P7"><text:span text:style-name="T18">P24: <text:s text:c="3"/>}</text:span></text:p>
            </text:list-item>
            <text:list-item>
              <text:p text:style-name="P7"><text:span text:style-name="T18">P25: <text:s text:c="3"/>unlock(</text:span><text:span text:style-name="T19">mutex</text:span><text:span text:style-name="T18">);</text:span></text:p>
            </text:list-item>
            <text:list-item>
              <text:p text:style-name="P7"><text:span text:style-name="T18">P26: <text:s text:c="3"/>return 0;</text:span></text:p>
            </text:list-item>
            <text:list-item>
              <text:p text:style-name="P7"><text:span text:style-name="T18">P27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2T3">
        <draw:custom-shape draw:name="CustomShape 1" draw:style-name="gr1" draw:text-style-name="P2" draw:layer="layout" svg:width="25.197cm" svg:height="1.769cm" svg:x="1.4cm" svg:y="0.837cm">
          <text:p text:style-name="P1"><text:span text:style-name="T15">3.2 Γέφυρα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12.295cm" svg:height="15.479cm" svg:x="1.419cm" svg:y="2.807cm">
          <text:list text:style-name="L2">
            <text:list-item>
              <text:p text:style-name="P10"><text:span text:style-name="T21">P0: red_car(){</text:span></text:p>
            </text:list-item>
            <text:list-item>
              <text:p text:style-name="P10"><text:span text:style-name="T21">P1: <text:s text:c="3"/>lock(</text:span><text:span text:style-name="T22">mutex</text:span><text:span text:style-name="T21">);</text:span></text:p>
            </text:list-item>
            <text:list-item>
              <text:p text:style-name="P10"><text:span text:style-name="T21">P2: <text:s text:c="3"/>if(first != 1) wait(</text:span><text:span text:style-name="T23">passred</text:span><text:span text:style-name="T21">);</text:span></text:p>
            </text:list-item>
            <text:list-item>
              <text:p text:style-name="P10"><text:span text:style-name="T21">P3: <text:s text:c="3"/>else <text:s/>first=0;</text:span></text:p>
            </text:list-item>
            <text:list-item>
              <text:p text:style-name="P10"><text:span text:style-name="T21">P4: <text:s text:c="3"/>red_queue--; bridge_cap--;</text:span></text:p>
            </text:list-item>
            <text:list-item>
              <text:p text:style-name="P10"><text:span text:style-name="T21">P5: <text:s text:c="3"/>if ((bridge_cap &gt; 0) &amp;&amp; (red_queue &gt; 0)) {</text:span></text:p>
            </text:list-item>
            <text:list-item>
              <text:p text:style-name="P10"><text:span text:style-name="T21">P6: <text:s text:c="7"/>up(</text:span><text:span text:style-name="T23">passred</text:span><text:span text:style-name="T21">);</text:span></text:p>
            </text:list-item>
            <text:list-item>
              <text:p text:style-name="P10"><text:span text:style-name="T21">P7: <text:s text:c="2"/>else last = 1;</text:span></text:p>
            </text:list-item>
            <text:list-item>
              <text:p text:style-name="P10"><text:span text:style-name="T21">P8: <text:s text:c="2"/>unlock(</text:span><text:span text:style-name="T22">mutex</text:span><text:span text:style-name="T21">);</text:span></text:p>
            </text:list-item>
            <text:list-item>
              <text:p text:style-name="P10"><text:span text:style-name="T21">P9: <text:s text:c="2"/>sleep(travel_time);</text:span></text:p>
            </text:list-item>
            <text:list-item>
              <text:p text:style-name="P10"><text:span text:style-name="T21">P10: <text:s text:c="2"/>lock(</text:span><text:span text:style-name="T22">mutex</text:span><text:span text:style-name="T21">);</text:span></text:p>
            </text:list-item>
            <text:list-item>
              <text:p text:style-name="P10"><text:span text:style-name="T21">P11: <text:s text:c="2"/>if(last){bridge_cap = arg→cap;</text:span></text:p>
            </text:list-item>
            <text:list-item>
              <text:p text:style-name="P10"><text:span text:style-name="T21">P12: <text:s text:c="6"/>if(blue_queue &gt; 0) signal(</text:span><text:span text:style-name="T24">passblue</text:span><text:span text:style-name="T21">);</text:span></text:p>
            </text:list-item>
            <text:list-item>
              <text:p text:style-name="P10"><text:span text:style-name="T21">P13: <text:s text:c="6"/>else if(red_queue &gt; 0) signal(</text:span><text:span text:style-name="T23">passred</text:span><text:span text:style-name="T21">);</text:span></text:p>
            </text:list-item>
            <text:list-item>
              <text:p text:style-name="P10"><text:span text:style-name="T21">P14: <text:s text:c="6"/>else{ first=1;</text:span></text:p>
            </text:list-item>
            <text:list-item>
              <text:p text:style-name="P10"><text:span text:style-name="T21">P15: <text:s text:c="10"/>if(end_of_input) <text:s text:c="2"/>signal(</text:span><text:span text:style-name="T25">reply</text:span><text:span text:style-name="T21">);</text:span></text:p>
            </text:list-item>
            <text:list-item>
              <text:p text:style-name="P10"><text:span text:style-name="T21">P16: <text:s text:c="6"/>}</text:span></text:p>
            </text:list-item>
            <text:list-item>
              <text:p text:style-name="P10"><text:span text:style-name="T21">P17: <text:s text:c="2"/>}</text:span></text:p>
            </text:list-item>
            <text:list-item>
              <text:p text:style-name="P10"><text:span text:style-name="T21">P18: <text:s text:c="2"/>unlock(</text:span><text:span text:style-name="T22">mutex</text:span><text:span text:style-name="T21">);</text:span></text:p>
            </text:list-item>
            <text:list-item>
              <text:p text:style-name="P10"><text:span text:style-name="T21">P19: <text:s text:c="2"/>return(0);</text:span></text:p>
            </text:list-item>
            <text:list-item>
              <text:p text:style-name="P10"><text:span text:style-name="T21">P20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12.295cm" svg:height="15.105cm" svg:x="14.327cm" svg:y="2.928cm">
          <text:list text:style-name="L2">
            <text:list-item>
              <text:p text:style-name="P10"><text:span text:style-name="T21">P0: blue_car(){</text:span></text:p>
            </text:list-item>
            <text:list-item>
              <text:p text:style-name="P10"><text:span text:style-name="T21">P1: <text:s text:c="4"/>lock(</text:span><text:span text:style-name="T22">mutex</text:span><text:span text:style-name="T21">);</text:span></text:p>
            </text:list-item>
            <text:list-item>
              <text:p text:style-name="P10"><text:span text:style-name="T26">P2: <text:s text:c="4"/>if(first != 1) wait(</text:span><text:span text:style-name="T24">passblue</text:span><text:span text:style-name="T21">);</text:span></text:p>
            </text:list-item>
            <text:list-item>
              <text:p text:style-name="P10"><text:span text:style-name="T26">P3: <text:s text:c="4"/></text:span><text:span text:style-name="T21">else <text:s/>first=0;</text:span></text:p>
            </text:list-item>
            <text:list-item>
              <text:p text:style-name="P10"><text:span text:style-name="T21">P4: <text:s text:c="4"/>blue_queue--; bridge_cap--;</text:span></text:p>
            </text:list-item>
            <text:list-item>
              <text:p text:style-name="P10"><text:span text:style-name="T21">P5: <text:s text:c="4"/>if ((bridge_cap &gt; 0) &amp;&amp; (blue_queue &gt; 0)) {</text:span></text:p>
            </text:list-item>
            <text:list-item>
              <text:p text:style-name="P10"><text:span text:style-name="T21">P6: <text:s text:c="9"/>up(</text:span><text:span text:style-name="T24">passblue</text:span><text:span text:style-name="T21">);</text:span></text:p>
            </text:list-item>
            <text:list-item>
              <text:p text:style-name="P10"><text:span text:style-name="T21">P7: <text:s text:c="4"/>else last = 1;</text:span></text:p>
            </text:list-item>
            <text:list-item>
              <text:p text:style-name="P10"><text:span text:style-name="T21">P8: <text:s text:c="4"/>unlock(</text:span><text:span text:style-name="T22">mutex</text:span><text:span text:style-name="T21">);</text:span></text:p>
            </text:list-item>
            <text:list-item>
              <text:p text:style-name="P10"><text:span text:style-name="T21">P9: <text:s text:c="4"/>sleep(travel_time);</text:span></text:p>
            </text:list-item>
            <text:list-item>
              <text:p text:style-name="P10"><text:span text:style-name="T21">P10: <text:s text:c="2"/>lock(</text:span><text:span text:style-name="T22">mutex</text:span><text:span text:style-name="T21">);</text:span></text:p>
            </text:list-item>
            <text:list-item>
              <text:p text:style-name="P10"><text:span text:style-name="T21">P11: <text:s text:c="2"/>if(last){bridge_cap = arg→cap;</text:span></text:p>
            </text:list-item>
            <text:list-item>
              <text:p text:style-name="P10"><text:span text:style-name="T21">P12: <text:s text:c="6"/>if(red_queue &gt; 0)signal(</text:span><text:span text:style-name="T23">passred</text:span><text:span text:style-name="T21">);</text:span></text:p>
            </text:list-item>
            <text:list-item>
              <text:p text:style-name="P10"><text:span text:style-name="T21">P13: <text:s text:c="6"/>else if(blue_queue &gt; 0) signal(</text:span><text:span text:style-name="T24">passblue</text:span><text:span text:style-name="T21">);</text:span></text:p>
            </text:list-item>
            <text:list-item>
              <text:p text:style-name="P10"><text:span text:style-name="T21">P14: <text:s text:c="6"/>else{ first=1;</text:span></text:p>
            </text:list-item>
            <text:list-item>
              <text:p text:style-name="P10"><text:span text:style-name="T21">P15: <text:s text:c="10"/>if(end_of_input) <text:s text:c="2"/>signal(</text:span><text:span text:style-name="T25">reply</text:span><text:span text:style-name="T21">);</text:span></text:p>
            </text:list-item>
            <text:list-item>
              <text:p text:style-name="P10"><text:span text:style-name="T21">P16: <text:s text:c="6"/>}</text:span></text:p>
            </text:list-item>
            <text:list-item>
              <text:p text:style-name="P10"><text:span text:style-name="T21">P17: <text:s text:c="2"/>}</text:span></text:p>
            </text:list-item>
            <text:list-item>
              <text:p text:style-name="P10"><text:span text:style-name="T21">P18: <text:s text:c="2"/>unlock(</text:span><text:span text:style-name="T22">mutex</text:span><text:span text:style-name="T21">);</text:span></text:p>
            </text:list-item>
            <text:list-item>
              <text:p text:style-name="P10"><text:span text:style-name="T21">P19: <text:s text:c="2"/>return(0);</text:span></text:p>
            </text:list-item>
            <text:list-item>
              <text:p text:style-name="P10"><text:span text:style-name="T21">P10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5.197cm" svg:height="1.769cm" svg:x="1.4cm" svg:y="0.263cm">
          <text:p text:style-name="P1"><text:span text:style-name="T15">3.3 Τρενάκ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12.295cm" svg:height="10.959cm" svg:x="0.424cm" svg:y="2.647cm">
          <text:list text:style-name="L2">
            <text:list-item>
              <text:p text:style-name="P11"><text:span text:style-name="T21">P0:main(){</text:span></text:p>
            </text:list-item>
            <text:list-item>
              <text:p text:style-name="P11"><text:span text:style-name="T21">P1: <text:s text:c="3"/>create_train_thread();</text:span></text:p>
            </text:list-item>
            <text:list-item>
              <text:p text:style-name="P11"><text:span text:style-name="T21">P2: <text:s text:c="3"/>while(1){</text:span></text:p>
            </text:list-item>
            <text:list-item>
              <text:p text:style-name="P11"><text:span text:style-name="T21">P3: <text:s text:c="7"/>c=getchar();</text:span></text:p>
            </text:list-item>
            <text:list-item>
              <text:p text:style-name="P11"><text:span text:style-name="T21">P4: <text:s text:c="7"/>if (c==’p’){</text:span></text:p>
            </text:list-item>
            <text:list-item>
              <text:p text:style-name="P11"><text:span text:style-name="T21">P5: <text:s text:c="11"/>create_passenger();</text:span></text:p>
            </text:list-item>
            <text:list-item>
              <text:p text:style-name="P11"><text:span text:style-name="T21">P6: <text:s text:c="11"/>lock(</text:span><text:span text:style-name="T22">mutex</text:span><text:span text:style-name="T21">);</text:span></text:p>
            </text:list-item>
            <text:list-item>
              <text:p text:style-name="P11"><text:span text:style-name="T21">P7: <text:s text:c="11"/>queue++;</text:span></text:p>
            </text:list-item>
            <text:list-item>
              <text:p text:style-name="P11"><text:span text:style-name="T21">P8: <text:s text:c="11"/>unlock(</text:span><text:span text:style-name="T22">mutex</text:span><text:span text:style-name="T21">);</text:span></text:p>
            </text:list-item>
            <text:list-item>
              <text:p text:style-name="P11"><text:span text:style-name="T21">P9: <text:s text:c="7"/>}</text:span></text:p>
            </text:list-item>
            <text:list-item>
              <text:p text:style-name="P11"><text:span text:style-name="T21">P10: <text:s text:c="6"/>else if (c==’q’) break;</text:span></text:p>
            </text:list-item>
            <text:list-item>
              <text:p text:style-name="P11"><text:span text:style-name="T21">P11: <text:s text:c="6"/>sleep(1);</text:span></text:p>
            </text:list-item>
            <text:list-item>
              <text:p text:style-name="P11"><text:span text:style-name="T21">P12: <text:s text:c="2"/>}</text:span></text:p>
            </text:list-item>
            <text:list-item>
              <text:p text:style-name="P11"><text:span text:style-name="T21">P13: <text:s text:c="2"/>last=1;</text:span></text:p>
            </text:list-item>
            <text:list-item>
              <text:p text:style-name="P11"><text:span text:style-name="T21">P14: <text:s text:c="2"/>if(queue == 0) {</text:span></text:p>
            </text:list-item>
            <text:list-item>
              <text:p text:style-name="P11"><text:span text:style-name="T21">P15: <text:s text:c="6"/>lock (</text:span><text:span text:style-name="T22">mutex</text:span><text:span text:style-name="T21">);signal(</text:span><text:span text:style-name="T25">start</text:span><text:span text:style-name="T21">);unlock(</text:span><text:span text:style-name="T22">mutex</text:span><text:span text:style-name="T21">);</text:span></text:p>
            </text:list-item>
            <text:list-item>
              <text:p text:style-name="P11"><text:span text:style-name="T21">P16: <text:s text:c="2"/>}</text:span></text:p>
            </text:list-item>
            <text:list-item>
              <text:p text:style-name="P11"><text:span text:style-name="T21">P17: <text:s text:c="2"/>join(train);</text:span></text:p>
            </text:list-item>
            <text:list-item>
              <text:p text:style-name="P11"><text:span text:style-name="T21">P18: <text:s text:c="2"/>return(0);</text:span></text:p>
            </text:list-item>
            <text:list-item>
              <text:p text:style-name="P11"><text:span text:style-name="T21">P19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2" draw:layer="layout" svg:width="12.295cm" svg:height="15.479cm" svg:x="14.313cm" svg:y="2.607cm">
          <text:list text:style-name="L2">
            <text:list-item>
              <text:p text:style-name="P13"><text:span text:style-name="T21">P0: train(){</text:span></text:p>
            </text:list-item>
            <text:list-item>
              <text:p text:style-name="P13"><text:span text:style-name="T21">P1: <text:s text:c="3"/>while(1){</text:span></text:p>
            </text:list-item>
            <text:list-item>
              <text:p text:style-name="P13"><text:span text:style-name="T21">P2: <text:s text:c="7"/>while(empty_seats&gt;0){</text:span></text:p>
            </text:list-item>
            <text:list-item>
              <text:p text:style-name="P13"><text:span text:style-name="T21">P3: <text:s text:c="11"/>lock(</text:span><text:span text:style-name="T27">mutex</text:span><text:span text:style-name="T21">);</text:span></text:p>
            </text:list-item>
            <text:list-item>
              <text:p text:style-name="P13"><text:span text:style-name="T21">P4: <text:s text:c="11"/>if(empty_seats&gt;0){</text:span></text:p>
            </text:list-item>
            <text:list-item>
              <text:p text:style-name="P13"><text:span text:style-name="T21">P5: <text:s text:c="15"/>if(queue &gt;0){</text:span></text:p>
            </text:list-item>
            <text:list-item>
              <text:p text:style-name="P13"><text:span text:style-name="T21">P6: <text:s text:c="19"/>passengers++; <text:s text:c="11"/></text:span></text:p>
            </text:list-item>
            <text:list-item>
              <text:p text:style-name="P13"><text:span text:style-name="T21">P7: <text:s text:c="19"/>empty_seats--;queue--;</text:span></text:p>
            </text:list-item>
            <text:list-item>
              <text:p text:style-name="P13"><text:span text:style-name="T21">P8: <text:s text:c="13"/></text:span><text:span text:style-name="T21"><text:tab/></text:span><text:span text:style-name="T21"> <text:s text:c="4"/>signal(</text:span><text:span text:style-name="T24">pass_sleep</text:span><text:span text:style-name="T21">);</text:span></text:p>
            </text:list-item>
            <text:list-item>
              <text:p text:style-name="P13"><text:span text:style-name="T21">P9: <text:s text:c="15"/>}else wait(</text:span><text:span text:style-name="T25">start</text:span><text:span text:style-name="T21">);</text:span></text:p>
            </text:list-item>
            <text:list-item>
              <text:p text:style-name="P13"><text:span text:style-name="T21">P10: <text:s text:c="9"/>}</text:span></text:p>
            </text:list-item>
            <text:list-item>
              <text:p text:style-name="P13"><text:span text:style-name="T21">P11: </text:span><text:span text:style-name="T21"><text:tab/></text:span><text:span text:style-name="T21"> <text:s text:c="6"/>unlock(</text:span><text:span text:style-name="T27">mutex</text:span><text:span text:style-name="T21">);</text:span></text:p>
            </text:list-item>
            <text:list-item>
              <text:p text:style-name="P13"><text:span text:style-name="T21">P12: <text:s text:c="9"/>if(last==1 &amp;&amp; queue&lt;=0) break;</text:span></text:p>
            </text:list-item>
            <text:list-item>
              <text:p text:style-name="P13"><text:span text:style-name="T21">P13: <text:s text:c="5"/>}</text:span><text:span text:style-name="T21"><text:tab/></text:span></text:p>
            </text:list-item>
            <text:list-item>
              <text:p text:style-name="P13"><text:span text:style-name="T21">P14: <text:s text:c="5"/></text:span><text:span text:style-name="T28">//train start </text:span></text:p>
            </text:list-item>
            <text:list-item>
              <text:p text:style-name="P13"><text:span text:style-name="T21">P15: <text:s text:c="5"/>sleep(arg→sleep_time);</text:span></text:p>
            </text:list-item>
            <text:list-item>
              <text:p text:style-name="P13"><text:span text:style-name="T21">P16: <text:s text:c="5"/></text:span><text:span text:style-name="T28">//train finish</text:span></text:p>
            </text:list-item>
            <text:list-item>
              <text:p text:style-name="P13"><text:span text:style-name="T21">P17: <text:s text:c="5"/>for(i=0; , i&lt;passengers , i++){</text:span></text:p>
            </text:list-item>
            <text:list-item>
              <text:p text:style-name="P13"><text:span text:style-name="T26">P18: <text:s text:c="9"/></text:span><text:span text:style-name="T21">lock(</text:span><text:span text:style-name="T22">mutex</text:span><text:span text:style-name="T21">);signal(</text:span><text:span text:style-name="T29">finished</text:span><text:span text:style-name="T21">);unlock(</text:span><text:span text:style-name="T22">mutex</text:span><text:span text:style-name="T21">);</text:span></text:p>
            </text:list-item>
            <text:list-item>
              <text:p text:style-name="P13"><text:span text:style-name="T21">P19: <text:s text:c="5"/>}</text:span></text:p>
            </text:list-item>
            <text:list-item>
              <text:p text:style-name="P13"><text:span text:style-name="T21">P20: <text:s text:c="5"/></text:span><text:span text:style-name="T28">//return to start</text:span></text:p>
            </text:list-item>
            <text:list-item>
              <text:p text:style-name="P13"><text:span text:style-name="T26">P21:</text:span><text:span text:style-name="T30"><text:tab/></text:span><text:span text:style-name="T30"> <text:s text:c="2"/></text:span><text:span text:style-name="T21">lock(</text:span><text:span text:style-name="T27">mutex</text:span><text:span text:style-name="T21">);</text:span></text:p>
            </text:list-item>
            <text:list-item>
              <text:p text:style-name="P13"><text:span text:style-name="T21">P22: <text:s text:c="5"/>empty_seats= MAX_SEATS; passengers=0;</text:span></text:p>
            </text:list-item>
            <text:list-item>
              <text:p text:style-name="P13"><text:span text:style-name="T21">P23: </text:span><text:span text:style-name="T21"><text:tab/></text:span><text:span text:style-name="T21"> <text:s text:c="2"/>unlock(</text:span><text:span text:style-name="T27">mutex</text:span><text:span text:style-name="T21">);</text:span></text:p>
            </text:list-item>
            <text:list-item>
              <text:p text:style-name="P13"><text:span text:style-name="T21">P24: <text:s text:c="4"/>if(last==1 &amp;&amp; queue&lt;=0) break;</text:span></text:p>
            </text:list-item>
            <text:list-item>
              <text:p text:style-name="P13"><text:span text:style-name="T21">P25: <text:s text:c="2"/>}</text:span></text:p>
            </text:list-item>
            <text:list-item>
              <text:p text:style-name="P13"><text:span text:style-name="T21">P26: <text:s text:c="2"/>return(0);</text:span></text:p>
            </text:list-item>
            <text:list-item>
              <text:p text:style-name="P13"><text:span text:style-name="T21">P27: 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4" draw:layer="layout" svg:width="12.295cm" svg:height="3.556cm" svg:x="0.405cm" svg:y="14.732cm">
          <text:list text:style-name="L2">
            <text:list-item>
              <text:p text:style-name="P7"><text:span text:style-name="T21">P0: passenger(){</text:span></text:p>
            </text:list-item>
            <text:list-item>
              <text:p text:style-name="P7"><text:span text:style-name="T21">P1: <text:s text:c="3"/>lock(</text:span><text:span text:style-name="T22">mutex</text:span><text:span text:style-name="T21">);signal(</text:span><text:span text:style-name="T25">start</text:span><text:span text:style-name="T21">);unlock(</text:span><text:span text:style-name="T22">mutex</text:span><text:span text:style-name="T21">);</text:span></text:p>
            </text:list-item>
            <text:list-item>
              <text:p text:style-name="P7"><text:span text:style-name="T26">P2: <text:s text:c="3"/></text:span><text:span text:style-name="T21">lock(</text:span><text:span text:style-name="T22">mutex</text:span><text:span text:style-name="T21">);wait(</text:span><text:span text:style-name="T24">pass_sleep</text:span><text:span text:style-name="T21">);unlock(</text:span><text:span text:style-name="T22">mutex</text:span><text:span text:style-name="T21">);</text:span></text:p>
            </text:list-item>
            <text:list-item>
              <text:p text:style-name="P7"><text:span text:style-name="T26">P3: <text:s text:c="3"/></text:span><text:span text:style-name="T31">//get in train</text:span></text:p>
            </text:list-item>
            <text:list-item>
              <text:p text:style-name="P7"><text:span text:style-name="T26">P4: <text:s text:c="3"/>lock(</text:span><text:span text:style-name="T32">mutex</text:span><text:span text:style-name="T26">);wait(</text:span><text:span text:style-name="T33">finished</text:span><text:span text:style-name="T26">);unlock(</text:span><text:span text:style-name="T32">mutex</text:span><text:span text:style-name="T26">);</text:span><text:span text:style-name="T28">//leave train</text:span></text:p>
            </text:list-item>
            <text:list-item>
              <text:p text:style-name="P7"><text:span text:style-name="T21">P5: 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draw:custom-shape draw:name="CustomShape 1" draw:style-name="gr12" draw:text-style-name="P15" draw:layer="layout" svg:width="25.197cm" svg:height="1.769cm" svg:x="1.4cm" svg:y="0.837cm">
          <text:p text:style-name="P1"><text:span text:style-name="T15">3.4 CCR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2" draw:layer="layout" svg:width="14.373cm" svg:height="15.682cm" svg:x="0cm" svg:y="2.606cm">
          <text:list text:style-name="L2">
            <text:list-header>
              <text:p text:style-name="P13"><text:span text:style-name="T21">CCR_DECLARE(label){</text:span></text:p>
              <text:p text:style-name="P13"><text:span text:style-name="T21">pthread_mutex_t label_mutex=PTHREAD_MUTEX_INITIALIZER;</text:span></text:p>
              <text:p text:style-name="P13"><text:span text:style-name="T21">pthread_cond_t label_Q1 = PTHREAD_COND_INITIALIZER;</text:span></text:p>
              <text:p text:style-name="P13"><text:span text:style-name="T21">pthread_cond_t label_Q2 = PTHREAD_COND_INITIALIZER;</text:span></text:p>
              <text:p text:style-name="P13"><text:span text:style-name="T21">unsigned int label_N1;</text:span></text:p>
              <text:p text:style-name="P13"><text:span text:style-name="T21">unsigned int label_N2;</text:span></text:p>
              <text:p text:style-name="P13"><text:span text:style-name="T21">}</text:span></text:p>
              <text:p text:style-name="P13"><text:span text:style-name="T21"/></text:p>
            </text:list-header>
          </text:list>
          <text:list text:style-name="L3">
            <text:list-header>
              <text:p text:style-name="P13"><text:span text:style-name="T21">CCR_INIT(label){ </text:span></text:p>
              <text:p text:style-name="P13"><text:span text:style-name="T21">label_N1=0;</text:span></text:p>
              <text:p text:style-name="P13"><text:span text:style-name="T21">label_N2=0;</text:span></text:p>
              <text:p text:style-name="P13"><text:span text:style-name="T21">}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9" draw:layer="layout" svg:width="13.629cm" svg:height="15.682cm" svg:x="14.224cm" svg:y="2.606cm">
          <text:list text:style-name="L3">
            <text:list-header>
              <text:p text:style-name="P13"><text:span text:style-name="T21">CCR_EXEC(label,cond,body){</text:span></text:p>
              <text:p text:style-name="P13"><text:span text:style-name="T21"><text:s text:c="4"/></text:span><text:span text:style-name="T21">lock(labelmutex);</text:span></text:p>
              <text:p text:style-name="P13"><text:span text:style-name="T21"><text:s text:c="4"/></text:span><text:span text:style-name="T21">while(!cond){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11"/>label_N1++;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8"/></text:span><text:span text:style-name="T21">if (label_N2&gt;0) {</text:span><text:span text:style-name="T21"><text:tab/></text:span></text:p>
              <text:list>
                <text:list-header>
                  <text:p text:style-name="P13"><text:span text:style-name="T21"><text:s text:c="12"/></text:span><text:span text:style-name="T21">label_N2--;signal(label_Q2);</text:span></text:p>
                </text:list-header>
              </text:list>
              <text:p text:style-name="P13"><text:span text:style-name="T21"><text:s text:c="8"/></text:span><text:span text:style-name="T21">}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3"/></text:span></text:p>
              <text:p text:style-name="P13"><text:span text:style-name="T21"><text:s text:c="8"/></text:span><text:span text:style-name="T21">wait(label_Q1);label_N2++;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8"/></text:span><text:span text:style-name="T21">if (label_N1&gt;0) {</text:span><text:span text:style-name="T21"><text:tab/>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12"/></text:span><text:span text:style-name="T21">label_N1--;signal(label_Q1);</text:span></text:p>
              <text:p text:style-name="P13"><text:span text:style-name="T21"><text:s text:c="8"/></text:span><text:span text:style-name="T21">} else if(label_N2 &gt; 1){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12"/></text:span><text:span text:style-name="T21">label_N2--;signal(label_Q2);wait(label_Q2);</text:span></text:p>
              <text:p text:style-name="P13"><text:span text:style-name="T21"><text:s text:c="8"/></text:span><text:span text:style-name="T21">}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8"/></text:span><text:span text:style-name="T21">else{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12"/></text:span><text:span text:style-name="T21">label##_N2--;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8"/></text:span><text:span text:style-name="T21">}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text:p text:style-name="P13"><text:span text:style-name="T21"><text:s text:c="4"/></text:span><text:span text:style-name="T21">}</text:span></text:p>
              <text:p text:style-name="P13"><text:span text:style-name="T21"><text:s text:c="4"/></text:span><text:span text:style-name="T21">body</text:span></text:p>
              <text:p text:style-name="P13"><text:span text:style-name="T21"><text:s text:c="4"/></text:span><text:span text:style-name="T21">if (label_N1&gt;0) {</text:span></text:p>
              <text:p text:style-name="P13"><text:span text:style-name="T21"><text:s text:c="8"/></text:span><text:span text:style-name="T21">label_N1--;signal(label_Q1);</text:span><text:span text:style-name="T21"><text:tab/></text:span></text:p>
              <text:p text:style-name="P13"><text:span text:style-name="T21"><text:s text:c="4"/></text:span><text:span text:style-name="T21">} else if (label_N2&gt;0) {</text:span></text:p>
              <text:p text:style-name="P13"><text:span text:style-name="T21"><text:s text:c="8"/></text:span><text:span text:style-name="T21">label_N2--;signal(label_Q2);</text:span></text:p>
              <text:p text:style-name="P13"><text:span text:style-name="T21"><text:s text:c="4"/></text:span><text:span text:style-name="T21">}</text:span></text:p>
              <text:p text:style-name="P13"><text:span text:style-name="T21"><text:s text:c="4"/></text:span><text:span text:style-name="T21">unlock(label_mutex);</text:span></text:p>
              <text:p text:style-name="P13"><text:span text:style-name="T21">}</text:span><text:span text:style-name="T21"><text:tab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draw:custom-shape draw:name="CustomShape 1" draw:style-name="gr12" draw:text-style-name="P15" draw:layer="layout" svg:width="25.197cm" svg:height="1.769cm" svg:x="1.4cm" svg:y="0.837cm">
          <text:p text:style-name="P1"><text:span text:style-name="T15">3.4 Γέφυρα με CCR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18.896cm" svg:height="15.24cm" svg:x="0.154cm" svg:y="2.894cm">
          <text:list text:style-name="L2">
            <text:list-item>
              <text:p text:style-name="P7"><text:span text:style-name="T18">P0:Main(){</text:span></text:p>
            </text:list-item>
            <text:list-item>
              <text:p text:style-name="P7"><text:span text:style-name="T18">P1: <text:s text:c="4"/>while(1){</text:span></text:p>
            </text:list-item>
            <text:list-item>
              <text:p text:style-name="P7"><text:span text:style-name="T18">P2: <text:s text:c="7"/>c=getchar();</text:span></text:p>
            </text:list-item>
            <text:list-item>
              <text:p text:style-name="P7"><text:span text:style-name="T18">P3: <text:s text:c="7"/>if(c ==’b’){</text:span></text:p>
            </text:list-item>
            <text:list-item>
              <text:p text:style-name="P7"><text:span text:style-name="T18">P4: <text:s text:c="11"/>create_blue_thread();</text:span></text:p>
            </text:list-item>
            <text:list-item>
              <text:p text:style-name="P7"><text:span text:style-name="T18">P5:</text:span><text:span text:style-name="T18"><text:tab/></text:span><text:span text:style-name="T18"> <text:s text:c="7"/>CCR_EXEC(CR,1,{ </text:span></text:p>
            </text:list-item>
            <text:list-item>
              <text:p text:style-name="P7"><text:span text:style-name="T18">P6: <text:s text:c="11"/></text:span><text:span text:style-name="T18">blue_queue =</text:span><text:span text:style-name="T18">blue_queue + 1;})</text:span></text:p>
            </text:list-item>
            <text:list-item>
              <text:p text:style-name="P7"><text:span text:style-name="T18">P7:</text:span><text:span text:style-name="T18"><text:tab/></text:span><text:span text:style-name="T18"> <text:s text:c="3"/>}</text:span></text:p>
            </text:list-item>
            <text:list-item>
              <text:p text:style-name="P7"><text:span text:style-name="T18">P8: <text:s text:c="7"/>else if(c ==’r’){</text:span></text:p>
            </text:list-item>
            <text:list-item>
              <text:p text:style-name="P7"><text:span text:style-name="T18">P9: <text:s text:c="11"/>create_red_thread();</text:span></text:p>
            </text:list-item>
            <text:list-item>
              <text:p text:style-name="P7"><text:span text:style-name="T18">P10:</text:span><text:span text:style-name="T18"><text:tab/></text:span><text:span text:style-name="T18"> <text:s text:c="7"/>CCR_EXEC(CR,1,{</text:span></text:p>
            </text:list-item>
            <text:list-item>
              <text:p text:style-name="P7"><text:span text:style-name="T18">P11:</text:span><text:span text:style-name="T18"><text:tab/></text:span><text:span text:style-name="T18"> <text:s text:c="7"/>red_queue = red_queue + 1;})</text:span></text:p>
            </text:list-item>
            <text:list-item>
              <text:p text:style-name="P7"><text:span text:style-name="T18">P12:</text:span><text:span text:style-name="T18"><text:tab/></text:span><text:span text:style-name="T18"> <text:s text:c="3"/>}</text:span></text:p>
            </text:list-item>
          </text:list>
          <text:list text:style-name="L3">
            <text:list-item>
              <text:p text:style-name="P7"><text:span text:style-name="T18">P13: <text:s text:c="5"/>else if(c ==’q’){</text:span></text:p>
            </text:list-item>
            <text:list-item>
              <text:p text:style-name="P7"><text:span text:style-name="T18">P14: <text:s text:c="9"/>break;</text:span></text:p>
            </text:list-item>
            <text:list-item>
              <text:p text:style-name="P7"><text:span text:style-name="T18">P15 <text:s text:c="6"/>}</text:span></text:p>
            </text:list-item>
            <text:list-item>
              <text:p text:style-name="P7"><text:span text:style-name="T18">P16 <text:s text:c="6"/>sleep(1);</text:span></text:p>
            </text:list-item>
            <text:list-item>
              <text:p text:style-name="P7"><text:span text:style-name="T18">P17: <text:s text:c="2"/>}</text:span></text:p>
            </text:list-item>
            <text:list-item>
              <text:p text:style-name="P7"><text:span text:style-name="T18">P18: <text:s/>CCR_EXEC(CR,(direction=='N' &amp;&amp; red_queue == 0 &amp;&amp;blue_queue == 0),</text:span><text:span text:style-name="T18"> </text:span></text:p>
            </text:list-item>
            <text:list-item>
              <text:p text:style-name="P7"><text:span text:style-name="T18">P19: <text:s/>printf("Terminating...\n"););</text:span></text:p>
            </text:list-item>
            <text:list-item>
              <text:p text:style-name="P7"><text:span text:style-name="T18">P20: <text:s/>return 0;</text:span></text:p>
            </text:list-item>
            <text:list-item>
              <text:p text:style-name="P7"><text:span text:style-name="T18">P21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12.446cm" svg:height="10.414cm" svg:x="15.24cm" svg:y="2.794cm">
          <text:list text:style-name="L2">
            <text:list-header>
              <text:p text:style-name="P7"><text:span text:style-name="T17">Init values: direction=’N’, <text:s/></text:span></text:p>
              <text:p text:style-name="P7"><text:span text:style-name="T17"/></text:p>
              <text:p text:style-name="P7"><text:span text:style-name="T18">last is local var used for awakening the other side</text:span></text:p>
              <text:p text:style-name="P7"><text:span text:style-name="T18"/></text:p>
            </text:list-header>
          </text:list>
          <text:list text:style-name="L3">
            <text:list-header>
              <text:p text:style-name="P7"><text:span text:style-name="T16">struct t_args{</text:span></text:p>
              <text:p text:style-name="P7"><text:span text:style-name="T16"><text:tab/></text:span><text:span text:style-name="T16">int cap;</text:span></text:p>
              <text:p text:style-name="P7"><text:span text:style-name="T16">}</text:span></text:p>
              <text:p text:style-name="P7"><text:span text:style-name="T18">bridge LENGTH defined as 5 by default</text:span></text:p>
            </text:list-header>
          </text:list>
          <text:list text:style-name="L2">
            <text:list-header>
              <text:p text:style-name="P7"><text:span text:style-name="T18"/></text:p>
              <text:p text:style-name="P7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draw:custom-shape draw:name="CustomShape 1" draw:style-name="gr12" draw:text-style-name="P15" draw:layer="layout" svg:width="25.197cm" svg:height="1.769cm" svg:x="1.4cm" svg:y="0.837cm">
          <text:p text:style-name="P1"><text:span text:style-name="T15">3.4 Γέφυρα με CCR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7" draw:layer="layout" svg:width="14.308cm" svg:height="15.479cm" svg:x="0.019cm" svg:y="2.807cm">
          <text:list text:style-name="L2">
            <text:list-item>
              <text:p text:style-name="P16"><text:span text:style-name="T18">P0: red_car(){</text:span></text:p>
            </text:list-item>
            <text:list-item>
              <text:p text:style-name="P16"><text:span text:style-name="T18">P1: <text:s text:c="2"/>CCR_EXEC(CR,1,{</text:span></text:p>
            </text:list-item>
            <text:list-item>
              <text:p text:style-name="P16"><text:span text:style-name="T18">P2: <text:s text:c="7"/>if (direction=='N') direction='R'; });</text:span></text:p>
            </text:list-item>
            <text:list-item>
              <text:p text:style-name="P16"><text:span text:style-name="T18">P3: <text:s text:c="2"/>CCR_EXEC(CR,(direction=='R' &amp;&amp; bridge_cap &gt; 0 ),{</text:span></text:p>
            </text:list-item>
            <text:list-item>
              <text:p text:style-name="P16"><text:span text:style-name="T18">P4: <text:s text:c="3"/>red_queue--; bridge_cap--;</text:span></text:p>
            </text:list-item>
            <text:list-item>
              <text:p text:style-name="P16"><text:span text:style-name="T18">P5: <text:s text:c="3"/>if ((bridge_cap == 0) || (red_queue ==0)) {</text:span></text:p>
            </text:list-item>
            <text:list-item>
              <text:p text:style-name="P16"><text:span text:style-name="T18">P6: <text:s text:c="7"/>last=1;bridge_cap = 0;</text:span></text:p>
            </text:list-item>
            <text:list-item>
              <text:p text:style-name="P16"><text:span text:style-name="T18">P7: <text:s text:c="4"/>}</text:span></text:p>
            </text:list-item>
            <text:list-item>
              <text:p text:style-name="P16"><text:span text:style-name="T18">P8: <text:s text:c="2"/>});</text:span></text:p>
            </text:list-item>
            <text:list-item>
              <text:p text:style-name="P16"><text:span text:style-name="T18">P9: <text:s text:c="2"/>sleep(travel_time);</text:span></text:p>
            </text:list-item>
            <text:list-item>
              <text:p text:style-name="P16"><text:span text:style-name="T18">P10: CCR_EXEC(CR,1,{</text:span></text:p>
            </text:list-item>
            <text:list-item>
              <text:p text:style-name="P16"><text:span text:style-name="T18">P11: <text:s text:c="2"/>if(last){ bridge_cap = arg→cap;</text:span></text:p>
            </text:list-item>
            <text:list-item>
              <text:p text:style-name="P16"><text:span text:style-name="T18">P12: <text:s text:c="6"/>if(blue_queue &gt; 0) direction='B'</text:span></text:p>
            </text:list-item>
            <text:list-item>
              <text:p text:style-name="P16"><text:span text:style-name="T18">P13: <text:s text:c="6"/>else if(red_queue &gt; 0) direction='R';</text:span></text:p>
            </text:list-item>
            <text:list-item>
              <text:p text:style-name="P16"><text:span text:style-name="T18">P14: <text:s text:c="6"/>else direction='N';</text:span></text:p>
            </text:list-item>
            <text:list-item>
              <text:p text:style-name="P16"><text:span text:style-name="T18">P17: <text:s text:c="2"/>}</text:span></text:p>
            </text:list-item>
            <text:list-item>
              <text:p text:style-name="P16"><text:span text:style-name="T18">P18: <text:s/>});</text:span></text:p>
            </text:list-item>
            <text:list-item>
              <text:p text:style-name="P16"><text:span text:style-name="T18">P19: <text:s/>return(0);</text:span></text:p>
            </text:list-item>
            <text:list-item>
              <text:p text:style-name="P16"><text:span text:style-name="T18">P20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7" draw:layer="layout" svg:width="14.175cm" svg:height="15.105cm" svg:x="13.827cm" svg:y="2.928cm">
          <text:list text:style-name="L3">
            <text:list-item>
              <text:p text:style-name="P16"><text:span text:style-name="T18">P0: blue_car(){</text:span></text:p>
            </text:list-item>
            <text:list-item>
              <text:p text:style-name="P16"><text:span text:style-name="T18">P1: <text:s text:c="2"/>CCR_EXEC(CR,1,{</text:span></text:p>
            </text:list-item>
            <text:list-item>
              <text:p text:style-name="P16"><text:span text:style-name="T18">P2: <text:s text:c="7"/>if (direction=='N') direction='B'; });</text:span></text:p>
            </text:list-item>
            <text:list-item>
              <text:p text:style-name="P16"><text:span text:style-name="T18">P3: <text:s text:c="2"/>CCR_EXEC(CR,(direction=='B' &amp;&amp; bridge_cap &gt; 0 ),{</text:span></text:p>
            </text:list-item>
            <text:list-item>
              <text:p text:style-name="P16"><text:span text:style-name="T18">P4: <text:s text:c="3"/>blue_queue--; bridge_cap--;</text:span></text:p>
            </text:list-item>
            <text:list-item>
              <text:p text:style-name="P16"><text:span text:style-name="T18">P5: <text:s text:c="3"/>if ((bridge_cap == 0) || (blue_queue ==0)) {</text:span></text:p>
            </text:list-item>
            <text:list-item>
              <text:p text:style-name="P16"><text:span text:style-name="T18">P6: <text:s text:c="7"/>last=1;bridge_cap = 0;</text:span></text:p>
            </text:list-item>
            <text:list-item>
              <text:p text:style-name="P16"><text:span text:style-name="T18">P7: <text:s text:c="4"/>}</text:span></text:p>
            </text:list-item>
            <text:list-item>
              <text:p text:style-name="P16"><text:span text:style-name="T18">P8: <text:s text:c="2"/>});</text:span></text:p>
            </text:list-item>
            <text:list-item>
              <text:p text:style-name="P16"><text:span text:style-name="T18">P9: <text:s text:c="2"/>sleep(travel_time);</text:span></text:p>
            </text:list-item>
            <text:list-item>
              <text:p text:style-name="P16"><text:span text:style-name="T18">P10: CCR_EXEC(CR,1,{</text:span></text:p>
            </text:list-item>
            <text:list-item>
              <text:p text:style-name="P16"><text:span text:style-name="T18">P11: <text:s text:c="2"/>if(last){ bridge_cap = arg→cap;</text:span></text:p>
            </text:list-item>
            <text:list-item>
              <text:p text:style-name="P16"><text:span text:style-name="T18">P12: <text:s text:c="6"/>if(red_queue &gt; 0) direction='R'</text:span></text:p>
            </text:list-item>
            <text:list-item>
              <text:p text:style-name="P16"><text:span text:style-name="T18">P13: <text:s text:c="6"/>else if(blue_queue &gt; 0) direction='B';</text:span></text:p>
            </text:list-item>
            <text:list-item>
              <text:p text:style-name="P16"><text:span text:style-name="T18">P14: <text:s text:c="6"/>else direction='N';</text:span></text:p>
            </text:list-item>
            <text:list-item>
              <text:p text:style-name="P16"><text:span text:style-name="T18">P17: <text:s text:c="2"/>}</text:span></text:p>
            </text:list-item>
            <text:list-item>
              <text:p text:style-name="P16"><text:span text:style-name="T18">P18: <text:s/>});</text:span></text:p>
            </text:list-item>
            <text:list-item>
              <text:p text:style-name="P16"><text:span text:style-name="T18">P19: <text:s/>return(0);</text:span></text:p>
            </text:list-item>
            <text:list-item>
              <text:p text:style-name="P16"><text:span text:style-name="T18">P20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style-name="Mgr3" draw:text-style-name="MP5" draw:layer="backgroundobjects" svg:width="27.997cm" svg:height="4.871cm" svg:x="0cm" svg:y="16.129cm">
        <draw:image xlink:href="Pictures/1000000000000421000000B8A3E59788A01B5109.jpg" xlink:type="simple" xlink:show="embed" xlink:actuate="onLoad">
          <text:p/>
        </draw:image>
      </draw:frame>
      <draw:frame draw:name="PlaceHolder 1" presentation:style-name="Title_20_Only-title" draw:layer="backgroundobjects" svg:width="25.197cm" svg:height="1.769cm" svg:x="1.4cm" svg:y="0.837cm" presentation:class="title" presentation:placeholder="true" presentation:user-transformed="true">
        <draw:text-box/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6" draw:layer="backgroundobjects" svg:width="27.989cm" svg:height="2.6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9cm" svg:height="2.614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4" draw:text-style-name="MP6" draw:layer="backgroundobjects" svg:width="27.989cm" svg:height="2.6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9cm" svg:height="2.614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5.197cm" svg:height="1.769cm" svg:x="1.4cm" svg:y="0.83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5.999cm" svg:height="5.807cm" svg:x="1.4cm" svg:y="4.91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999cm" svg:height="5.807cm" svg:x="7.701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5cm" svg:height="11.136cm" svg:x="3.074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4" draw:text-style-name="MP6" draw:layer="backgroundobjects" svg:width="27.989cm" svg:height="2.6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9cm" svg:height="2.614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7:55:03</meta:creation-date>
    <dc:language>en-US</dc:language>
    <dc:date>2018-11-30T23:21:40.594808151</dc:date>
    <meta:editing-cycles>56</meta:editing-cycles>
    <dc:title>Blue Curve</dc:title>
    <meta:editing-duration>PT3H17M59S</meta:editing-duration>
    <meta:generator>LibreOffice/5.1.6.2$Linux_X86_64 LibreOffice_project/10m0$Build-2</meta:generator>
    <meta:document-statistic meta:object-count="90"/>
  </office:meta>
</office:document-meta>
</file>